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00000002CF2EB704CE2E9809F4.jpg" manifest:media-type="image/jpeg"/>
  <manifest:file-entry manifest:full-path="Pictures/1000000000000500000002ABA35E72CEF41DDC17.jpg" manifest:media-type="image/jpeg"/>
  <manifest:file-entry manifest:full-path="Pictures/1000000000000500000002A74929D63CBB2B9589.jpg" manifest:media-type="image/jpeg"/>
  <manifest:file-entry manifest:full-path="Pictures/1000000000000500000002CF657C10D7927B093D.jpg" manifest:media-type="image/jpeg"/>
  <manifest:file-entry manifest:full-path="Pictures/1000000000000500000002CF4158A6878657C124.jpg" manifest:media-type="image/jpeg"/>
  <manifest:file-entry manifest:full-path="Pictures/1000000000000500000002CF72BB58B0A04194C8.jpg" manifest:media-type="image/jpeg"/>
  <manifest:file-entry manifest:full-path="Pictures/1000000000000500000002CF91DDE1B0278062B4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x="0cm" svg:y="-0.064cm" svg:width="17cm" svg:height="9.548cm" draw:z-index="0"><draw:image xlink:href="Pictures/1000000000000500000002CF91DDE1B0278062B4.jpg" xlink:type="simple" xlink:show="embed" xlink:actuate="onLoad" loext:mime-type="image/jpeg"/></draw:frame></text:p>
      <text:p text:style-name="Standard"/>
      <text:p text:style-name="Standard"/>
      <text:p text:style-name="Standard"><draw:frame draw:style-name="fr1" draw:name="Image2" text:anchor-type="char" svg:width="17cm" svg:height="9.548cm" draw:z-index="1"><draw:image xlink:href="Pictures/1000000000000500000002CF4158A6878657C124.jpg" xlink:type="simple" xlink:show="embed" xlink:actuate="onLoad" loext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3" text:anchor-type="char" svg:x="0cm" svg:y="0.032cm" svg:width="17cm" svg:height="9.548cm" draw:z-index="2"><draw:image xlink:href="Pictures/1000000000000500000002CF657C10D7927B093D.jpg" xlink:type="simple" xlink:show="embed" xlink:actuate="onLoad" loext:mime-type="image/jpeg"/></draw:frame><text:soft-page-break/></text:p>
      <text:p text:style-name="Standard"/>
      <text:p text:style-name="Standard"/>
      <text:p text:style-name="Standard"/>
      <text:p text:style-name="Standard"><draw:frame draw:style-name="fr1" draw:name="Image4" text:anchor-type="char" svg:width="17cm" svg:height="9.017cm" draw:z-index="3"><draw:image xlink:href="Pictures/1000000000000500000002A74929D63CBB2B9589.jpg" xlink:type="simple" xlink:show="embed" xlink:actuate="onLoad" loext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5" text:anchor-type="char" svg:x="0cm" svg:y="0.185cm" svg:width="17cm" svg:height="9.017cm" draw:z-index="4"><draw:image xlink:href="Pictures/1000000000000500000002A74929D63CBB2B9589.jpg" xlink:type="simple" xlink:show="embed" xlink:actuate="onLoad" loext:mime-type="image/jpeg"/></draw:frame><text:soft-page-break/></text:p>
      <text:p text:style-name="Standard"/>
      <text:p text:style-name="Standard"/>
      <text:p text:style-name="Standard"><draw:frame draw:style-name="fr1" draw:name="Image6" text:anchor-type="char" svg:width="17cm" svg:height="9.07cm" draw:z-index="5"><draw:image xlink:href="Pictures/1000000000000500000002ABA35E72CEF41DDC17.jpg" xlink:type="simple" xlink:show="embed" xlink:actuate="onLoad" loext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7" text:anchor-type="char" svg:x="0cm" svg:y="-0.138cm" svg:width="17cm" svg:height="9.548cm" draw:z-index="6"><draw:image xlink:href="Pictures/1000000000000500000002CF2EB704CE2E9809F4.jpg" xlink:type="simple" xlink:show="embed" xlink:actuate="onLoad" loext:mime-type="image/jpeg"/></draw:frame><text:soft-page-break/></text:p>
      <text:p text:style-name="Standard"/>
      <text:p text:style-name="Standard"/>
      <text:p text:style-name="Standard"><draw:frame draw:style-name="fr1" draw:name="Image8" text:anchor-type="char" svg:width="17cm" svg:height="9.548cm" draw:z-index="7"><draw:image xlink:href="Pictures/1000000000000500000002CF72BB58B0A04194C8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5T09:41:57.095198778</meta:creation-date>
    <dc:date>2022-09-15T09:46:12.578278831</dc:date>
    <meta:editing-duration>PT4M15S</meta:editing-duration>
    <meta:editing-cycles>1</meta:editing-cycles>
    <meta:document-statistic meta:table-count="0" meta:image-count="8" meta:object-count="0" meta:page-count="4" meta:paragraph-count="0" meta:word-count="0" meta:character-count="0" meta:non-whitespace-character-count="0"/>
    <meta:generator>LibreOffice/6.4.7.2$Linux_X86_64 LibreOffice_project/40$Build-2</meta:generator>
  </office:meta>
</office:document-meta>
</file>